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34.31pt"/>
    </style:style>
    <style:style style:name="co6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(n)</text:p>
          </table:table-cell>
          <table:table-cell/>
          <table:table-cell office:value-type="string" calcext:value-type="string">
            <text:p>T(n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.B2]/([.A2]*LOG([.A2];2))" office:value-type="float" office:value="0.662265990460759" calcext:value-type="float">
            <text:p>0.662265990460759</text:p>
          </table:table-cell>
          <table:table-cell office:value-type="float" office:value="5894" calcext:value-type="float">
            <text:p>5894</text:p>
          </table:table-cell>
          <table:table-cell table:formula="of:=[.D2]/([.A2]*LOG([.A2];2))" office:value-type="float" office:value="177.427079444351" calcext:value-type="float">
            <text:p>177.427079444351</text:p>
          </table:table-cell>
          <table:table-cell table:number-columns-repeated="2"/>
        </table:table-row>
        <table:table-row table:style-name="ro1">
          <table:table-cell table:formula="of:=[.A2]*10" office:value-type="float" office:value="100" calcext:value-type="float">
            <text:p>100</text:p>
          </table:table-cell>
          <table:table-cell office:value-type="float" office:value="539" calcext:value-type="float">
            <text:p>539</text:p>
          </table:table-cell>
          <table:table-cell table:formula="of:=[.B3]/([.A3]*LOG([.A3];2))" office:value-type="float" office:value="0.811275838314429" calcext:value-type="float">
            <text:p>0.811275838314429</text:p>
          </table:table-cell>
          <table:table-cell office:value-type="float" office:value="110778" calcext:value-type="float">
            <text:p>110778</text:p>
          </table:table-cell>
          <table:table-cell table:formula="of:=[.D3]/([.A3]*LOG([.A3];2))" office:value-type="float" office:value="166.737504298323" calcext:value-type="float">
            <text:p>166.737504298323</text:p>
          </table:table-cell>
          <table:table-cell table:number-columns-repeated="2"/>
        </table:table-row>
        <table:table-row table:style-name="ro1">
          <table:table-cell table:formula="of:=[.A3]*10" office:value-type="float" office:value="1000" calcext:value-type="float">
            <text:p>1000</text:p>
          </table:table-cell>
          <table:table-cell office:value-type="float" office:value="8712" calcext:value-type="float">
            <text:p>8712</text:p>
          </table:table-cell>
          <table:table-cell table:formula="of:=[.B4]/([.A4]*LOG([.A4];2))" office:value-type="float" office:value="0.874191107408201" calcext:value-type="float">
            <text:p>0.874191107408201</text:p>
          </table:table-cell>
          <table:table-cell office:value-type="float" office:value="343259" calcext:value-type="float">
            <text:p>343259</text:p>
          </table:table-cell>
          <table:table-cell table:formula="of:=[.D4]/([.A4]*LOG([.A4];2))" office:value-type="float" office:value="34.4437517605408" calcext:value-type="float">
            <text:p>34.4437517605408</text:p>
          </table:table-cell>
          <table:table-cell table:number-columns-repeated="2"/>
        </table:table-row>
        <table:table-row table:style-name="ro1">
          <table:table-cell table:formula="of:=[.A4]*10" office:value-type="float" office:value="10000" calcext:value-type="float">
            <text:p>10000</text:p>
          </table:table-cell>
          <table:table-cell office:value-type="float" office:value="120510" calcext:value-type="float">
            <text:p>120510</text:p>
          </table:table-cell>
          <table:table-cell table:formula="of:=[.B5]/([.A5]*LOG([.A5];2))" office:value-type="float" office:value="0.906928119436659" calcext:value-type="float">
            <text:p>0.906928119436659</text:p>
          </table:table-cell>
          <table:table-cell office:value-type="float" office:value="2773419" calcext:value-type="float">
            <text:p>2773419</text:p>
          </table:table-cell>
          <table:table-cell table:formula="of:=[.D5]/([.A5]*LOG([.A5];2))" office:value-type="float" office:value="20.8720577386101" calcext:value-type="float">
            <text:p>20.8720577386101</text:p>
          </table:table-cell>
          <table:table-cell table:number-columns-repeated="2"/>
        </table:table-row>
        <table:table-row table:style-name="ro1">
          <table:table-cell table:formula="of:=[.A5]*10" office:value-type="float" office:value="100000" calcext:value-type="float">
            <text:p>100000</text:p>
          </table:table-cell>
          <table:table-cell office:value-type="float" office:value="1536276" calcext:value-type="float">
            <text:p>1536276</text:p>
          </table:table-cell>
          <table:table-cell table:formula="of:=[.B6]/([.A6]*LOG([.A6];2))" office:value-type="float" office:value="0.924930315237357" calcext:value-type="float">
            <text:p>0.924930315237357</text:p>
          </table:table-cell>
          <table:table-cell office:value-type="float" office:value="14081990" calcext:value-type="float">
            <text:p>14081990</text:p>
          </table:table-cell>
          <table:table-cell table:formula="of:=[.D6]/([.A6]*LOG([.A6];2))" office:value-type="float" office:value="8.47820277728045" calcext:value-type="float">
            <text:p>8.47820277728045</text:p>
          </table:table-cell>
          <table:table-cell table:number-columns-repeated="2"/>
        </table:table-row>
        <table:table-row table:style-name="ro1">
          <table:table-cell table:formula="of:=[.A6]*10" office:value-type="float" office:value="1000000" calcext:value-type="float">
            <text:p>1000000</text:p>
          </table:table-cell>
          <table:table-cell office:value-type="float" office:value="18674572" calcext:value-type="float">
            <text:p>18674572</text:p>
          </table:table-cell>
          <table:table-cell table:formula="of:=[.B7]/([.A7]*LOG([.A7];2))" office:value-type="float" office:value="0.936934388031117" calcext:value-type="float">
            <text:p>0.936934388031117</text:p>
          </table:table-cell>
          <table:table-cell office:value-type="float" office:value="142464053" calcext:value-type="float">
            <text:p>142464053</text:p>
          </table:table-cell>
          <table:table-cell table:formula="of:=[.D7]/([.A7]*LOG([.A7];2))" office:value-type="float" office:value="7.14765887614387" calcext:value-type="float">
            <text:p>7.14765887614387</text:p>
          </table:table-cell>
          <table:table-cell table:number-columns-repeated="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05050577" calcext:value-type="float">
            <text:p>105050577</text:p>
          </table:table-cell>
          <table:table-cell table:formula="of:=[.B8]/([.A8]*LOG([.A8];2))" office:value-type="float" office:value="0.944126476707314" calcext:value-type="float">
            <text:p>0.944126476707314</text:p>
          </table:table-cell>
          <table:table-cell office:value-type="float" office:value="708083264" calcext:value-type="float">
            <text:p>708083264</text:p>
          </table:table-cell>
          <table:table-cell table:formula="of:=[.D8]/([.A8]*LOG([.A8];2))" office:value-type="float" office:value="6.36379329221328" calcext:value-type="float">
            <text:p>6.3637932922132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B10]/([.A10]^2)" office:value-type="float" office:value="0.45" calcext:value-type="float">
            <text:p>0.45</text:p>
          </table:table-cell>
          <table:table-cell office:value-type="float" office:value="2315" calcext:value-type="float">
            <text:p>2315</text:p>
          </table:table-cell>
          <table:table-cell table:formula="of:=[.D10]/([.A10]^2)" office:value-type="float" office:value="23.15" calcext:value-type="float">
            <text:p>23.15</text:p>
          </table:table-cell>
          <table:table-cell table:number-columns-repeated="2"/>
        </table:table-row>
        <table:table-row table:style-name="ro1">
          <table:table-cell table:formula="of:=[.A3]" office:value-type="float" office:value="100" calcext:value-type="float">
            <text:p>100</text:p>
          </table:table-cell>
          <table:table-cell office:value-type="float" office:value="4950" calcext:value-type="float">
            <text:p>4950</text:p>
          </table:table-cell>
          <table:table-cell table:formula="of:=[.B11]/([.A11]^2)" office:value-type="float" office:value="0.495" calcext:value-type="float">
            <text:p>0.495</text:p>
          </table:table-cell>
          <table:table-cell office:value-type="float" office:value="117675" calcext:value-type="float">
            <text:p>117675</text:p>
          </table:table-cell>
          <table:table-cell table:formula="of:=[.D11]/([.A11]^2)" office:value-type="float" office:value="11.7675" calcext:value-type="float">
            <text:p>11.7675</text:p>
          </table:table-cell>
          <table:table-cell table:number-columns-repeated="2"/>
        </table:table-row>
        <table:table-row table:style-name="ro1">
          <table:table-cell table:formula="of:=[.A4]" office:value-type="float" office:value="1000" calcext:value-type="float">
            <text:p>1000</text:p>
          </table:table-cell>
          <table:table-cell office:value-type="float" office:value="499500" calcext:value-type="float">
            <text:p>499500</text:p>
          </table:table-cell>
          <table:table-cell table:formula="of:=[.B12]/([.A12]^2)" office:value-type="float" office:value="0.4995" calcext:value-type="float">
            <text:p>0.4995</text:p>
          </table:table-cell>
          <table:table-cell office:value-type="float" office:value="1072619" calcext:value-type="float">
            <text:p>1072619</text:p>
          </table:table-cell>
          <table:table-cell table:formula="of:=[.D12]/([.A12]^2)" office:value-type="float" office:value="1.072619" calcext:value-type="float">
            <text:p>1.072619</text:p>
          </table:table-cell>
          <table:table-cell table:number-columns-repeated="2"/>
        </table:table-row>
        <table:table-row table:style-name="ro1">
          <table:table-cell table:formula="of:=[.A5]" office:value-type="float" office:value="10000" calcext:value-type="float">
            <text:p>10000</text:p>
          </table:table-cell>
          <table:table-cell office:value-type="float" office:value="49995000" calcext:value-type="float">
            <text:p>49995000</text:p>
          </table:table-cell>
          <table:table-cell table:formula="of:=[.B13]/([.A13]^2)" office:value-type="float" office:value="0.49995" calcext:value-type="float">
            <text:p>0.49995</text:p>
          </table:table-cell>
          <table:table-cell office:value-type="float" office:value="31111688" calcext:value-type="float">
            <text:p>31111688</text:p>
          </table:table-cell>
          <table:table-cell table:formula="of:=[.D13]/([.A13]^2)" office:value-type="float" office:value="0.31111688" calcext:value-type="float">
            <text:p>0.31111688</text:p>
          </table:table-cell>
          <table:table-cell table:number-columns-repeated="2"/>
        </table:table-row>
        <table:table-row table:style-name="ro1">
          <table:table-cell table:formula="of:=[.A6]" office:value-type="float" office:value="100000" calcext:value-type="float">
            <text:p>100000</text:p>
          </table:table-cell>
          <table:table-cell office:value-type="float" office:value="4999950000" calcext:value-type="float">
            <text:p>4999950000</text:p>
          </table:table-cell>
          <table:table-cell table:formula="of:=[.B14]/([.A14]^2)" office:value-type="float" office:value="0.499995" calcext:value-type="float">
            <text:p>0.499995</text:p>
          </table:table-cell>
          <table:table-cell office:value-type="float" office:value="3062865840" calcext:value-type="float">
            <text:p>3062865840</text:p>
          </table:table-cell>
          <table:table-cell table:formula="of:=[.D14]/([.A14]^2)" office:value-type="float" office:value="0.306286584" calcext:value-type="float">
            <text:p>0.306286584</text:p>
          </table:table-cell>
          <table:table-cell table:number-columns-repeated="2"/>
        </table:table-row>
        <table:table-row table:style-name="ro1">
          <table:table-cell table:formula="of:=2*[.A14]" office:value-type="float" office:value="200000" calcext:value-type="float">
            <text:p>200000</text:p>
          </table:table-cell>
          <table:table-cell office:value-type="float" office:value="19999900000" calcext:value-type="float">
            <text:p>19999900000</text:p>
          </table:table-cell>
          <table:table-cell table:formula="of:=[.B15]/([.A15]^2)" office:value-type="float" office:value="0.4999975" calcext:value-type="float">
            <text:p>0.4999975</text:p>
          </table:table-cell>
          <table:table-cell office:value-type="float" office:value="12502543161" calcext:value-type="float">
            <text:p>12502543161</text:p>
          </table:table-cell>
          <table:table-cell table:formula="of:=[.D15]/([.A15]^2)" office:value-type="float" office:value="0.312563579025" calcext:value-type="float">
            <text:p>0.312563579025</text:p>
          </table:table-cell>
          <table:table-cell table:number-columns-repeated="2"/>
        </table:table-row>
        <table:table-row table:style-name="ro1">
          <table:table-cell table:formula="of:=3*[.A14]" office:value-type="float" office:value="300000" calcext:value-type="float">
            <text:p>300000</text:p>
          </table:table-cell>
          <table:table-cell office:value-type="float" office:value="44999850000" calcext:value-type="float">
            <text:p>44999850000</text:p>
          </table:table-cell>
          <table:table-cell table:formula="of:=[.B16]/([.A16]^2)" office:value-type="float" office:value="0.499998333333333" calcext:value-type="float">
            <text:p>0.499998333333333</text:p>
          </table:table-cell>
          <table:table-cell office:value-type="float" office:value="28008864859" calcext:value-type="float">
            <text:p>28008864859</text:p>
          </table:table-cell>
          <table:table-cell table:formula="of:=[.D16]/([.A16]^2)" office:value-type="float" office:value="0.311209609544444" calcext:value-type="float">
            <text:p>0.311209609544444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9" calcext:value-type="float">
            <text:p>539</text:p>
          </table:table-cell>
          <table:table-cell office:value-type="float" office:value="110778" calcext:value-type="float">
            <text:p>110778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712" calcext:value-type="float">
            <text:p>8712</text:p>
          </table:table-cell>
          <table:table-cell office:value-type="float" office:value="343259" calcext:value-type="float">
            <text:p>34325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0510" calcext:value-type="float">
            <text:p>120510</text:p>
          </table:table-cell>
          <table:table-cell office:value-type="float" office:value="2773419" calcext:value-type="float">
            <text:p>277341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36276" calcext:value-type="float">
            <text:p>1536276</text:p>
          </table:table-cell>
          <table:table-cell office:value-type="float" office:value="14081990" calcext:value-type="float">
            <text:p>1408199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8674572" calcext:value-type="float">
            <text:p>18674572</text:p>
          </table:table-cell>
          <table:table-cell office:value-type="float" office:value="142464053" calcext:value-type="float">
            <text:p>142464053</text:p>
          </table:table-cell>
          <table:table-cell table:number-columns-repeated="4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05050577" calcext:value-type="float">
            <text:p>105050577</text:p>
          </table:table-cell>
          <table:table-cell office:value-type="float" office:value="708083264" calcext:value-type="float">
            <text:p>70808326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50" calcext:value-type="float">
            <text:p>4950</text:p>
          </table:table-cell>
          <table:table-cell office:value-type="float" office:value="117675" calcext:value-type="float">
            <text:p>11767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500" calcext:value-type="float">
            <text:p>499500</text:p>
          </table:table-cell>
          <table:table-cell office:value-type="float" office:value="1072619" calcext:value-type="float">
            <text:p>107261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31111688" calcext:value-type="float">
            <text:p>3111168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3062865840" calcext:value-type="float">
            <text:p>3062865840</text:p>
          </table:table-cell>
          <table:table-cell table:number-columns-repeated="4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9999900000" calcext:value-type="float">
            <text:p>19999900000</text:p>
          </table:table-cell>
          <table:table-cell office:value-type="float" office:value="12502543161" calcext:value-type="float">
            <text:p>12502543161</text:p>
          </table:table-cell>
          <table:table-cell table:number-columns-repeated="4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4999850000" calcext:value-type="float">
            <text:p>44999850000</text:p>
          </table:table-cell>
          <table:table-cell office:value-type="float" office:value="28008864859" calcext:value-type="float">
            <text:p>2800886485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6:29:29.111431705</meta:creation-date>
    <dc:date>2017-02-18T18:59:25.159449715</dc:date>
    <meta:editing-duration>PT1H58M43S</meta:editing-duration>
    <meta:editing-cycles>1</meta:editing-cycles>
    <meta:document-statistic meta:table-count="1" meta:cell-count="115" meta:object-count="0"/>
    <meta:generator>LibreOffice/5.2.2.2$Linux_X86_64 LibreOffice_project/20m0$Build-2</meta:generator>
  </office:meta>
</office:document-meta>
</file>